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934cm" svg:height="2.934cm" svg:x="0.057cm" svg:y="0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0.057cm" svg:y1="0.057cm" svg:x2="2.991cm" svg:y2="2.991cm">
            <text:p/>
          </draw:line>
          <draw:line draw:style-name="gr2" draw:text-style-name="P1" draw:layer="layout" svg:x1="0.057cm" svg:y1="2.991cm" svg:x2="2.991cm" svg:y2="0.0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04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17:33:22</meta:creation-date>
    <dc:date>2012-03-23T19:29:10</dc:date>
    <meta:editing-duration>PT29M11S</meta:editing-duration>
    <meta:editing-cycles>7</meta:editing-cycles>
    <meta:generator>LibreOffice/3.5$MacOSX_x86 LibreOffice_project/dc9775d-05ecbee-0851ad3-1586698-727bf66</meta:generator>
    <meta:document-statistic meta:object-count="4"/>
  </office:meta>
</office:document-meta>
</file>